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1f95" officeooo:paragraph-rsid="00101f95"/>
    </style:style>
    <style:style style:name="P2" style:family="paragraph" style:parent-style-name="Standard">
      <style:paragraph-properties fo:text-align="justify" style:justify-single-word="false"/>
      <style:text-properties officeooo:rsid="001200fa" officeooo:paragraph-rsid="001200fa"/>
    </style:style>
    <style:style style:name="P3" style:family="paragraph" style:parent-style-name="Standard">
      <style:paragraph-properties fo:text-align="justify" style:justify-single-word="false"/>
      <style:text-properties officeooo:rsid="001200fa" officeooo:paragraph-rsid="00129d21"/>
    </style:style>
    <style:style style:name="P4" style:family="paragraph" style:parent-style-name="Standard">
      <style:paragraph-properties fo:text-align="justify" style:justify-single-word="false"/>
      <style:text-properties officeooo:rsid="00129d21" officeooo:paragraph-rsid="00129d21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2c9a5" officeooo:paragraph-rsid="0012c9a5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1f95" officeooo:paragraph-rsid="00101f9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200fa" officeooo:paragraph-rsid="00129d2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29d21" officeooo:paragraph-rsid="00129d21" style:font-weight-asian="bold" style:font-weight-complex="bold"/>
    </style:style>
    <style:style style:name="T1" style:family="text">
      <style:text-properties officeooo:rsid="00129d2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nário</text:p>
      <text:p text:style-name="P1"/>
      <text:p text:style-name="P2">- Agendamento de horário em um salão de beleza, adquirir produtos que são vendidos neste estabelecimento e gerenciamento dos agendamentos pela dona do salão de beleza.</text:p>
      <text:p text:style-name="P2"/>
      <text:p text:style-name="P2">Atores: Luiza Pereira (dona), Clarisse Campos (cliente), <text:span text:style-name="T1">Marina Correa (cliente)</text:span></text:p>
      <text:p text:style-name="P2"/>
      <text:p text:style-name="P3"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">gerenciasse os horários e verificasse a disponibilidade</text:span>. A sua cliente Clarisse Campos sempre utiliza os serviços do salão de beleza e marca com antecedência o seu atendimento. Ela tem sempre a mão os contatos de Luiza, mas nem sempre consegue efetuar ligações devido a eventos externos, como: falta de sinal no celular ou o o celular da sua cabeleireira é de outra operadora. <text:span text:style-name="T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7"/>
      <text:p text:style-name="P8">Análise do cenário</text:p>
      <text:p text:style-name="P4"/>
      <text:p text:style-name="P4">- Pontos problemáticos:</text:p>
      <text:p text:style-name="P4"/>
      <text:list xml:id="list7327769415508689456" text:style-name="L1">
        <text:list-item>
          <text:p text:style-name="P5">Dificuldade no gerenciamento de agendamentos, na questão de verificar e estar sempre anotando os horários;</text:p>
        </text:list-item>
        <text:list-item>
          <text:p text:style-name="P5">Apenas uma forma de vender os produtos (estabelecimento físico);</text:p>
        </text:list-item>
        <text:list-item>
          <text:p text:style-name="P5">Problemas para agendar horários, por parte dos clientes;</text:p>
        </text:list-item>
        <text:list-item>
          <text:p text:style-name="P5">Dificuldade para adquirir os produtos, por morar distante do salão ou para efetuar pagamento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0T13:26:28.456377522</meta:creation-date>
    <dc:date>2016-03-20T14:26:16.942681513</dc:date>
    <dc:creator>Alana </dc:creator>
    <meta:editing-duration>PT7M4S</meta:editing-duration>
    <meta:editing-cycles>1</meta:editing-cycles>
    <meta:document-statistic meta:table-count="0" meta:image-count="0" meta:object-count="0" meta:page-count="1" meta:paragraph-count="10" meta:word-count="340" meta:character-count="2067" meta:non-whitespace-character-count="1741"/>
    <meta:generator>LibreOffice/4.3.3.2$Linux_X86_64 LibreOffice_project/430m0$Build-2</meta:generator>
  </office:meta>
</office:document-meta>
</file>